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12pt" officeooo:rsid="001d3401" officeooo:paragraph-rsid="001d3401" style:font-size-asian="10.5pt" style:font-size-complex="12pt"/>
    </style:style>
    <style:style style:name="P2" style:family="paragraph" style:parent-style-name="Text_20_body">
      <style:text-properties fo:color="#000000" loext:opacity="100%" fo:font-size="12pt" fo:font-weight="bold" officeooo:rsid="001d3401" officeooo:paragraph-rsid="001d3401" style:font-size-asian="12pt" style:font-weight-asian="bold" style:font-size-complex="12pt" style:font-weight-complex="bold"/>
    </style:style>
    <style:style style:name="P3" style:family="paragraph" style:parent-style-name="Text_20_body">
      <style:text-properties fo:color="#000000" loext:opacity="100%" style:font-name="Arial1" fo:font-size="12pt" fo:font-weight="bold" officeooo:rsid="001d3401" officeooo:paragraph-rsid="001d3401" style:font-size-asian="10.5pt" style:font-weight-asian="bold" style:font-size-complex="12pt" style:font-weight-complex="bold"/>
    </style:style>
    <style:style style:name="P4" style:family="paragraph" style:parent-style-name="Text_20_body">
      <style:text-properties fo:color="#000000" loext:opacity="100%" style:font-name="Arial1" fo:font-size="12pt" fo:font-weight="bold" officeooo:rsid="001d3401" officeooo:paragraph-rsid="001d3401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loext:opacity="100%" style:font-name="Arial1" fo:font-size="12pt" officeooo:rsid="001d3401" officeooo:paragraph-rsid="001d3401" style:font-size-asian="12pt" style:font-size-complex="12pt"/>
    </style:style>
    <style:style style:name="P6" style:family="paragraph" style:parent-style-name="Text_20_body">
      <style:text-properties officeooo:paragraph-rsid="001d3401"/>
    </style:style>
    <style:style style:name="P7" style:family="paragraph" style:parent-style-name="Text_20_body">
      <style:text-properties style:font-name="Arial1" fo:font-weight="bold" officeooo:rsid="001d3401" officeooo:paragraph-rsid="001d3401" style:font-weight-asian="bold" style:font-weight-complex="bold"/>
    </style:style>
    <style:style style:name="P8" style:family="paragraph" style:parent-style-name="Text_20_body">
      <style:text-properties style:font-name="Arial1" officeooo:paragraph-rsid="001d3401"/>
    </style:style>
    <style:style style:name="P9" style:family="paragraph" style:parent-style-name="Text_20_body">
      <style:text-properties style:font-name="Arial1" fo:font-size="12pt" fo:font-weight="bold" officeooo:rsid="001d3401" officeooo:paragraph-rsid="001d3401" style:font-size-asian="10.5pt" style:font-weight-asian="bold" style:font-size-complex="12pt" style:font-weight-complex="bold"/>
    </style:style>
    <style:style style:name="P10" style:family="paragraph" style:parent-style-name="Text_20_body">
      <style:text-properties fo:color="#2a6099" loext:opacity="100%" style:font-name="Arial1" fo:font-size="14pt" style:font-size-asian="14pt" style:font-size-complex="14pt"/>
    </style:style>
    <style:style style:name="P11" style:family="paragraph" style:parent-style-name="Text_20_body">
      <style:text-properties fo:color="#2a6099" loext:opacity="100%" style:font-name="Arial1" fo:font-size="14pt" officeooo:rsid="001d3401" officeooo:paragraph-rsid="001d3401" style:font-size-asian="14pt" style:font-size-complex="14pt"/>
    </style:style>
    <style:style style:name="P12" style:family="paragraph" style:parent-style-name="Text_20_body">
      <style:text-properties fo:color="#2a6099" loext:opacity="100%" fo:font-size="14pt" officeooo:rsid="001d3401" officeooo:paragraph-rsid="001d3401" style:font-size-asian="14pt" style:font-size-complex="14pt"/>
    </style:style>
    <style:style style:name="P13" style:family="paragraph" style:parent-style-name="Text_20_body">
      <style:text-properties fo:color="#000000" loext:opacity="100%" style:font-name="Arial1" fo:font-size="12pt" fo:font-weight="bold" officeooo:rsid="001d3401" officeooo:paragraph-rsid="001d3401" style:font-size-asian="12pt" style:font-weight-asian="bold" style:font-size-complex="12pt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Heading">
      <style:text-properties style:font-name="Arial1" fo:font-size="12pt" style:font-size-asian="12pt" style:font-size-complex="12pt"/>
    </style:style>
    <style:style style:name="P16" style:family="paragraph" style:parent-style-name="Heading_20_1">
      <style:text-properties fo:color="#2a6099" loext:opacity="100%" style:font-name="Arial1" fo:font-size="14pt" style:font-size-asian="14pt" style:font-size-complex="14pt"/>
    </style:style>
    <style:style style:name="P17" style:family="paragraph" style:parent-style-name="Heading_20_1">
      <style:text-properties fo:color="#2a6099" loext:opacity="100%" style:font-name="Arial1" fo:font-size="14pt" officeooo:rsid="001d3401" officeooo:paragraph-rsid="001d3401" style:font-size-asian="14pt" style:font-size-complex="14pt"/>
    </style:style>
    <style:style style:name="P18" style:family="paragraph" style:parent-style-name="Heading_20_1">
      <style:text-properties fo:color="#2a6099" loext:opacity="100%" fo:font-size="14pt" officeooo:rsid="001d3401" officeooo:paragraph-rsid="001d3401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3401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d3401" style:font-weight-asian="bold" style:font-weight-complex="bold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00000" loext:opacity="100%" fo:font-size="12pt" fo:font-weight="bold" officeooo:rsid="001d3401" style:font-size-asian="12pt" style:font-weight-asian="bold" style:font-size-complex="12pt" style:font-weight-complex="bold"/>
    </style:style>
    <style:style style:name="T7" style:family="text">
      <style:text-properties fo:color="#000000" loext:opacity="100%" fo:font-size="12pt" fo:font-weight="normal" officeooo:rsid="001e021b" style:font-size-asian="12pt" style:font-weight-asian="normal" style:font-size-complex="12pt" style:font-weight-complex="normal"/>
    </style:style>
    <style:style style:name="T8" style:family="text">
      <style:text-properties style:font-name="Arial1"/>
    </style:style>
    <style:style style:name="T9" style:family="text">
      <style:text-properties style:font-name="Arial1" officeooo:rsid="001d3401"/>
    </style:style>
    <style:style style:name="T10" style:family="text">
      <style:text-properties style:font-name="Arial1"/>
    </style:style>
    <style:style style:name="T11" style:family="text">
      <style:text-properties style:font-name="Arial1"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Indice</text:p>
          </text:index-title>
          <text:p text:style-name="P14"><text:a xlink:type="simple" xlink:href="#__RefHeading___Toc664_3402462328" text:style-name="Index_20_Link" text:visited-style-name="Index_20_Link"><text:span text:style-name="T11">Requisitos del empresario<text:tab/>1</text:span></text:a></text:p>
          <text:p text:style-name="P14"><text:a xlink:type="simple" xlink:href="#__RefHeading___Toc666_3402462328" text:style-name="Index_20_Link" text:visited-style-name="Index_20_Link"><text:span text:style-name="T11">Teorías del empresario<text:tab/>1</text:span></text:a></text:p>
          <text:p text:style-name="P14"><text:a xlink:type="simple" xlink:href="#__RefHeading___Toc668_3402462328" text:style-name="Index_20_Link" text:visited-style-name="Index_20_Link"><text:span text:style-name="T11">Formas de ser innovador<text:tab/>2</text:span></text:a></text:p>
          <text:p text:style-name="P14"><text:a xlink:type="simple" xlink:href="#__RefHeading___Toc670_3402462328" text:style-name="Index_20_Link" text:visited-style-name="Index_20_Link"><text:span text:style-name="T11">Definición de emprendedor<text:tab/>2</text:span></text:a></text:p>
          <text:p text:style-name="P14"><text:a xlink:type="simple" xlink:href="#__RefHeading___Toc672_3402462328" text:style-name="Index_20_Link" text:visited-style-name="Index_20_Link"><text:span text:style-name="T11">Tipos de emprendedores<text:tab/>2</text:span></text:a></text:p>
          <text:p text:style-name="P14"><text:a xlink:type="simple" xlink:href="#__RefHeading___Toc674_3402462328" text:style-name="Index_20_Link" text:visited-style-name="Index_20_Link"><text:span text:style-name="T11">Características de emprendedores<text:tab/>2</text:span></text:a></text:p>
          <text:p text:style-name="P14"><text:a xlink:type="simple" xlink:href="#__RefHeading___Toc676_3402462328" text:style-name="Index_20_Link" text:visited-style-name="Index_20_Link"><text:span text:style-name="T11">Aspectos de los que consta la idea de negocio<text:tab/>3</text:span></text:a></text:p>
          <text:p text:style-name="P14"><text:a xlink:type="simple" xlink:href="#__RefHeading___Toc678_3402462328" text:style-name="Index_20_Link" text:visited-style-name="Index_20_Link"><text:span text:style-name="T11">Fuentes de idea de negocio<text:tab/>3</text:span></text:a></text:p>
        </text:index-body>
      </text:table-of-content>
      <text:h text:style-name="P16" text:outline-level="1"/>
      <text:h text:style-name="P16" text:outline-level="1"><text:bookmark-start text:name="__RefHeading___Toc664_3402462328"/>Requisitos del empresario<text:bookmark-end text:name="__RefHeading___Toc664_3402462328"/></text:h>
      <text:p text:style-name="P10"/>
      <text:p text:style-name="P3">1. Ser una persona que acepte el riesgo<text:span text:style-name="T1">(el contexto familiar y circulo de amistades pueden influir en la aceptación del riesgo.)</text:span></text:p>
      <text:p text:style-name="P3">2. Tener un capital inicial.</text:p>
      <text:p text:style-name="P3">3. Tener acceso a la tecnología.</text:p>
      <text:p text:style-name="P3">4. Tener conocimiento del mercado y la industria.</text:p>
      <text:p text:style-name="P3">5. Tener conocimientos de administración y gestión.</text:p>
      <text:p text:style-name="P3">6. Tener habilidades personales y sociales.</text:p>
      <text:p text:style-name="P3"/>
      <text:h text:style-name="P16" text:outline-level="1"><text:bookmark-start text:name="__RefHeading___Toc666_3402462328"/>Teorías del empresario<text:bookmark-end text:name="__RefHeading___Toc666_3402462328"/></text:h>
      <text:p text:style-name="P10"/>
      <text:p text:style-name="P3">1. Teoría del empresario-riesgo: <text:span text:style-name="T1">Asume el riesgo económico.</text:span></text:p>
      <text:p text:style-name="P3">2. Teoría del empresario innovador: <text:span text:style-name="T1">Pasa por tres etapas de cambio tecnológico. Invención, innovación e imitación.</text:span></text:p>
      <text:p text:style-name="P3">3. Teoría de la tecnoestructura: <text:span text:style-name="T1">Los directivos toman decisiones, en las pequeñas empresas el propietario es el directivo.</text:span></text:p>
      <text:p text:style-name="P3">4. Teoría de la oportunidad: <text:span text:style-name="T1">El empresario ve una oportunidad de negocio en el mercado.</text:span></text:p>
      <text:p text:style-name="P7">5. Teorías socioculturales: <text:span text:style-name="T1">Condiciones sociales y culturales</text:span></text:p>
      <text:p text:style-name="P8"><text:span text:style-name="T2"><text:tab/><text:tab/><text:tab/><text:tab/></text:span><text:span text:style-name="T4">Teoría de la incubadora: </text:span><text:span text:style-name="T7">Heredan habilidades o negocios <text:tab/><text:tab/><text:tab/><text:tab/><text:tab/><text:tab/><text:tab/><text:tab/><text:tab/>familiares.</text:span></text:p>
      <text:p text:style-name="P8"><text:span text:style-name="T5"><text:tab/><text:tab/><text:tab/><text:tab/></text:span><text:span text:style-name="T6">Teoría de la marginación social: </text:span><text:span text:style-name="T7">Emprenden solos sin ayuda <text:tab/><text:tab/><text:tab/><text:tab/><text:tab/><text:tab/><text:tab/><text:tab/><text:tab/> <text:s/>de nadie, desde 0.</text:span></text:p>
      <text:h text:style-name="P18" text:outline-level="1"><text:bookmark-start text:name="__RefHeading___Toc668_3402462328"/><text:soft-page-break/>Formas de ser innovador<text:bookmark-end text:name="__RefHeading___Toc668_3402462328"/></text:h>
      <text:p text:style-name="P12"/>
      <text:p text:style-name="P3">1. Organización.</text:p>
      <text:p text:style-name="P9">2. Nuevo Producto.</text:p>
      <text:p text:style-name="P9">3. Nuevo mercado o cliente.</text:p>
      <text:p text:style-name="P9">4. Aprovisionamiento.</text:p>
      <text:p text:style-name="P9">5. Manera de producir u ofrecer un servicio.</text:p>
      <text:p text:style-name="P1"/>
      <text:h text:style-name="P18" text:outline-level="1"><text:bookmark-start text:name="__RefHeading___Toc670_3402462328"/>Definición de emprendedor<text:bookmark-end text:name="__RefHeading___Toc670_3402462328"/></text:h>
      <text:p text:style-name="P12"/>
      <text:p text:style-name="P5">Persona con capacidad de convertir una idea en un proyecto real generando innovación en el entorno. No hace falta crear una empresa.</text:p>
      <text:h text:style-name="P18" text:outline-level="1"><text:bookmark-start text:name="__RefHeading___Toc672_3402462328"/>Tipos de emprendedores<text:bookmark-end text:name="__RefHeading___Toc672_3402462328"/></text:h>
      <text:p text:style-name="P12"/>
      <text:p text:style-name="P6"><text:span text:style-name="Strong_20_Emphasis"><text:span text:style-name="T9">Emprendedor </text:span></text:span><text:span text:style-name="Strong_20_Emphasis"><text:span text:style-name="T8">Empresario:</text:span></text:span><text:span text:style-name="T8"> Se refiere a aquel que establece y gestiona una empresa. </text:span></text:p>
      <text:p text:style-name="P6"><text:span text:style-name="Strong_20_Emphasis"><text:span text:style-name="T8">Emprendedor corporativo:</text:span></text:span><text:span text:style-name="T8"> Es un individuo dentro de una empresa existente que busca innovar, introducir cambios y desarrollar nuevos proyectos o divisiones dentro de la estructura corporativa. </text:span></text:p>
      <text:h text:style-name="P17" text:outline-level="1"><text:bookmark-start text:name="__RefHeading___Toc674_3402462328"/>Características de emprendedores<text:bookmark-end text:name="__RefHeading___Toc674_3402462328"/></text:h>
      <text:p text:style-name="P11"/>
      <text:p text:style-name="P4">1. Creatividad e innovación.</text:p>
      <text:p text:style-name="P4">2. Organización.</text:p>
      <text:p text:style-name="P4">3. Trabajo.</text:p>
      <text:p text:style-name="P4">4. Habilidades sociales.</text:p>
      <text:p text:style-name="P4">5. Honradez.</text:p>
      <text:p text:style-name="P4">6. Riesgo.</text:p>
      <text:p text:style-name="P4">7. Persistencia.</text:p>
      <text:p text:style-name="P4">8. Autoconfianza con autocrítica.</text:p>
      <text:p text:style-name="P2"/>
      <text:h text:style-name="P18" text:outline-level="1"><text:bookmark-start text:name="__RefHeading___Toc676_3402462328"/><text:soft-page-break/>Aspectos de los que consta la idea de negocio<text:bookmark-end text:name="__RefHeading___Toc676_3402462328"/></text:h>
      <text:p text:style-name="P12"/>
      <text:p text:style-name="P4">1. Actividad (de que se trata)</text:p>
      <text:p text:style-name="P4">2. A quienes (a que tipo de clientes esta dirigida)</text:p>
      <text:p text:style-name="P4">3. Propuesta de valor (por que se venderá)</text:p>
      <text:p text:style-name="P4">4. Que objetivos (a cumplir en un futuro)</text:p>
      <text:p text:style-name="P4"/>
      <text:h text:style-name="P18" text:outline-level="1"><text:bookmark-start text:name="__RefHeading___Toc678_3402462328"/>Fuentes de idea de negocio<text:bookmark-end text:name="__RefHeading___Toc678_3402462328"/></text:h>
      <text:p text:style-name="P12"/>
      <text:p text:style-name="P5"><text:span text:style-name="T3">1. Características personales:</text:span> Experiencia en otra empresa, aficiones personales.</text:p>
      <text:p text:style-name="P5"><text:span text:style-name="T3">2. Entorno económico:</text:span> Carencia de mercado, estudio de otros mercados, tendencias, nuevo producto, ofrecer producto de forma distin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9T18:35:08.299000000</meta:creation-date>
    <dc:date>2023-11-19T21:26:18.947000000</dc:date>
    <meta:editing-duration>PT1H37M19S</meta:editing-duration>
    <meta:editing-cycles>3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2" meta:word-count="374" meta:character-count="2467" meta:non-whitespace-character-count="2115"/>
  </office:meta>
</office:document-meta>
</file>